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2" svg:font-family="'Times New Roman', Times, serif"/>
    <style:font-face style:name="Times New Roman" svg:font-family="'Times New Roman', serif"/>
    <style:font-face style:name="Liberation Serif" svg:font-family="'Liberation Serif'" style:font-family-generic="roman" style:font-pitch="variable"/>
    <style:font-face style:name="Mangal" svg:font-family="Mangal"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Normal">
      <style:paragraph-properties fo:text-align="justify" style:justify-single-word="false"/>
      <style:text-properties style:font-name="Times New Roman1" fo:font-size="11pt" style:font-size-asian="11pt" style:font-name-complex="Times New Roman1" style:font-size-complex="11pt"/>
    </style:style>
    <style:style style:name="P2" style:family="paragraph" style:parent-style-name="Normal">
      <style:paragraph-properties fo:text-align="justify" style:justify-single-word="false"/>
    </style:style>
    <style:style style:name="P3" style:family="paragraph" style:parent-style-name="Standard">
      <style:paragraph-properties fo:line-height="115%" fo:text-align="justify" style:justify-single-word="false" fo:padding-left="0cm" fo:padding-right="0cm" fo:padding-top="0cm" fo:padding-bottom="0.035cm" fo:border-left="none" fo:border-right="none" fo:border-top="none" fo:border-bottom="0.74pt solid #00000a" style:shadow="none"/>
      <style:text-properties style:font-name="Times New Roman1" fo:font-size="11pt" style:font-size-asian="11pt" style:font-size-complex="11pt"/>
    </style:style>
    <style:style style:name="P4" style:family="paragraph" style:parent-style-name="Normal_20__28_Web_29_">
      <style:paragraph-properties fo:margin-left="0cm" fo:margin-right="0cm" fo:text-align="justify" style:justify-single-word="false" fo:text-indent="1.249cm" style:auto-text-indent="false"/>
    </style:style>
    <style:style style:name="P5" style:family="paragraph" style:parent-style-name="Normal_20__28_Web_29_">
      <style:paragraph-properties fo:margin-left="0cm" fo:margin-right="0cm" fo:text-align="justify" style:justify-single-word="false" fo:text-indent="1.249cm" style:auto-text-indent="false" fo:padding-left="0cm" fo:padding-right="0cm" fo:padding-top="0cm" fo:padding-bottom="0.035cm" fo:border-left="none" fo:border-right="none" fo:border-top="none" fo:border-bottom="1.5pt solid #00000a" style:shadow="none"/>
    </style:style>
    <style:style style:name="P6" style:family="paragraph" style:parent-style-name="Normal_20__28_Web_29_">
      <style:paragraph-properties fo:margin-left="0cm" fo:margin-right="0cm" fo:line-height="115%" fo:text-align="justify" style:justify-single-word="false" fo:text-indent="1.249cm" style:auto-text-indent="false" fo:padding-left="0cm" fo:padding-right="0cm" fo:padding-top="0cm" fo:padding-bottom="0.035cm" fo:border-left="none" fo:border-right="none" fo:border-top="none" fo:border-bottom="1.5pt solid #00000a" style:shadow="none"/>
      <style:text-properties fo:font-size="11pt" style:font-size-asian="11pt" style:font-size-complex="11pt"/>
    </style:style>
    <style:style style:name="P7" style:family="paragraph" style:parent-style-name="Text_20_body">
      <style:paragraph-properties fo:margin-left="0cm" fo:margin-right="0cm" fo:text-align="justify" style:justify-single-word="false" fo:text-indent="1.249cm" style:auto-text-indent="false"/>
    </style:style>
    <style:style style:name="P8" style:family="paragraph" style:parent-style-name="Text_20_body">
      <style:paragraph-properties fo:margin-left="0cm" fo:margin-right="0cm" fo:text-align="justify" style:justify-single-word="false" fo:text-indent="1.249cm" style:auto-text-indent="false"/>
      <style:text-properties style:font-name="Times New Roman1" fo:font-size="11pt" style:font-size-asian="11pt" style:font-size-complex="11pt"/>
    </style:style>
    <style:style style:name="P9" style:family="paragraph" style:parent-style-name="Text_20_body">
      <style:paragraph-properties fo:margin-left="0cm" fo:margin-right="0cm" fo:text-align="justify" style:justify-single-word="false" fo:text-indent="1.249cm" style:auto-text-indent="false"/>
      <style:text-properties style:font-name="Times New Roman1" fo:font-size="11pt" style:font-size-asian="11pt" style:font-name-complex="Times New Roman1" style:font-size-complex="11pt"/>
    </style:style>
    <style:style style:name="P10" style:family="paragraph" style:parent-style-name="Text_20_body">
      <style:paragraph-properties fo:margin-left="0cm" fo:margin-right="0cm" fo:text-align="justify" style:justify-single-word="false" fo:text-indent="1.249cm" style:auto-text-indent="false"/>
      <style:text-properties fo:font-size="11pt" style:font-size-asian="11pt" style:font-size-complex="11pt"/>
    </style:style>
    <style:style style:name="P11" style:family="paragraph" style:parent-style-name="Standard">
      <style:paragraph-properties fo:text-align="justify" style:justify-single-word="false"/>
    </style:style>
    <style:style style:name="P12" style:family="paragraph" style:parent-style-name="Text_20_body">
      <style:paragraph-properties fo:text-align="justify" style:justify-single-word="false"/>
    </style:style>
    <style:style style:name="P13" style:family="paragraph" style:parent-style-name="Text_20_body">
      <style:paragraph-properties fo:margin-top="0cm" fo:margin-bottom="0.282cm" loext:contextual-spacing="false" fo:text-align="justify" style:justify-single-word="false"/>
    </style:style>
    <style:style style:name="P14" style:family="paragraph" style:parent-style-name="Text_20_body">
      <style:paragraph-properties fo:margin-left="2.117cm" fo:margin-right="0cm" fo:text-align="justify" style:justify-single-word="false" fo:text-indent="0cm" style:auto-text-indent="false">
        <style:tab-stops/>
      </style:paragraph-properties>
    </style:style>
    <style:style style:name="P15" style:family="paragraph" style:parent-style-name="Normal_20__28_Web_29_">
      <style:paragraph-properties fo:text-align="justify" style:justify-single-word="false"/>
    </style:style>
    <style:style style:name="P16" style:family="paragraph" style:parent-style-name="Text_20_body">
      <style:paragraph-properties fo:margin-left="0cm" fo:margin-right="0cm" fo:text-align="justify" style:justify-single-word="false" fo:text-indent="1.249cm" style:auto-text-indent="false"/>
    </style:style>
    <style:style style:name="P17" style:family="paragraph" style:parent-style-name="Text_20_body">
      <style:paragraph-properties fo:margin-left="0cm" fo:margin-right="0cm" fo:text-align="justify" style:justify-single-word="false" fo:text-indent="1.249cm" style:auto-text-indent="false"/>
      <style:text-properties fo:font-variant="normal" fo:text-transform="none" style:font-name="Times New Roman1" fo:font-size="11pt" fo:font-style="normal" fo:font-weight="normal" style:font-size-asian="11pt" style:font-style-asian="normal" style:font-size-complex="11pt" style:font-style-complex="normal"/>
    </style:style>
    <style:style style:name="P18" style:family="paragraph" style:parent-style-name="Normal" style:master-page-name="MP0">
      <style:paragraph-properties fo:text-align="justify" style:justify-single-word="false" style:page-number="auto" fo:break-before="page"/>
      <style:text-properties style:font-name="Times New Roman1" fo:font-size="11pt" style:font-size-asian="11pt" style:font-name-complex="Times New Roman1" style:font-size-complex="11pt"/>
    </style:style>
    <style:style style:name="T1" style:family="text">
      <style:text-properties style:font-name="Times New Roman1" fo:font-size="11pt" style:font-size-asian="11pt" style:font-name-complex="Times New Roman1" style:font-size-complex="11pt"/>
    </style:style>
    <style:style style:name="T2" style:family="text">
      <style:text-properties style:font-name="Times New Roman1" fo:font-size="11pt" style:font-size-asian="11pt" style:font-size-complex="11pt"/>
    </style:style>
    <style:style style:name="T3" style:family="text">
      <style:text-properties style:font-name="Times New Roman1" fo:font-size="11pt" fo:font-style="normal" style:font-size-asian="11pt" style:font-style-asian="normal" style:font-size-complex="11pt"/>
    </style:style>
    <style:style style:name="T4" style:family="text">
      <style:text-properties style:font-name="Times New Roman1"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T5" style:family="text">
      <style:text-properties style:font-name="Times New Roman1" fo:font-size="11pt" fo:font-weight="normal" style:font-size-asian="11pt" style:font-weight-asian="normal" style:font-size-complex="11pt"/>
    </style:style>
    <style:style style:name="T6" style:family="text">
      <style:text-properties style:font-name="Times New Roman1" fo:font-size="10.5pt" style:font-size-asian="10.5pt" style:font-size-complex="11pt"/>
    </style:style>
    <style:style style:name="T7" style:family="text">
      <style:text-properties fo:color="#e74c3c" style:font-name="Times New Roman1" fo:font-size="11pt" style:font-size-asian="11pt" style:font-name-complex="Times New Roman1" style:font-size-complex="11pt"/>
    </style:style>
    <style:style style:name="T8" style:family="text">
      <style:text-properties fo:font-size="11pt" style:font-size-asian="11pt" style:font-size-complex="11pt"/>
    </style:style>
    <style:style style:name="T9" style:family="text">
      <style:text-properties fo:font-size="11pt" style:font-size-asian="11pt" style:font-name-complex="Times New Roman1" style:font-size-complex="11pt"/>
    </style:style>
    <style:style style:name="T10" style:family="text">
      <style:text-propertie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T11" style:family="text">
      <style:text-properties fo:color="#ff0000" style:font-name="Times New Roman1" fo:font-size="11pt" style:font-size-asian="11pt" style:font-size-complex="11pt"/>
    </style:style>
    <style:style style:name="T12" style:family="text">
      <style:text-properties style:text-line-through-style="solid" style:text-line-through-type="single" style:font-name="Times New Roman1" fo:font-size="11pt" fo:font-weight="normal" style:text-underline-mode="continuous" style:text-overline-mode="continuous" style:text-line-through-mode="continuous" style:font-size-asian="11pt" style:font-weight-asian="normal" style:font-size-complex="11pt"/>
    </style:style>
    <style:style style:name="T13" style:family="text">
      <style:text-properties style:font-name="Times New Roman" fo:font-size="11pt" style:font-size-asian="11pt" style:font-size-complex="11pt"/>
    </style:style>
    <style:style style:name="T14" style:family="text">
      <style:text-properties style:font-name="Times New Roman" fo:font-size="11pt" style:text-underline-style="solid" style:text-underline-width="auto" style:text-underline-color="font-color" style:font-size-asian="11pt" style:font-size-complex="11pt"/>
    </style:style>
    <style:style style:name="T15" style:family="text">
      <style:text-properties fo:font-variant="normal" fo:text-transform="none" style:font-name="Times New Roman2" fo:font-size="10.5pt" fo:font-style="normal" fo:font-weight="normal"/>
    </style:style>
    <style:style style:name="T16" style:family="text">
      <style:text-properties fo:font-variant="normal" fo:text-transform="none" style:font-name="Times New Roman2" fo:font-size="10.5pt" fo:font-style="normal" fo:font-weight="normal" style:font-size-asian="11pt" style:font-name-complex="Times New Roman1" style:font-size-complex="11pt"/>
    </style:style>
    <style:style style:name="T17" style:family="text">
      <style:text-properties fo:font-variant="normal" fo:text-transform="none" fo:font-size="10.5pt" fo:font-style="normal" fo:font-weight="normal"/>
    </style:style>
    <style:style style:name="T18" style:family="text">
      <style:text-properties fo:font-variant="normal" fo:text-transform="none" fo:font-size="10.5pt" fo:font-style="normal" fo:font-weight="normal" style:font-size-asian="11pt" style:font-name-complex="Times New Roman1" style:font-size-complex="11pt"/>
    </style:style>
    <style:style style:name="T19" style:family="text">
      <style:text-properties fo:font-variant="normal" fo:text-transform="none" style:font-name="Times New Roman1" fo:font-size="10.5pt" fo:font-style="normal" fo:font-weight="normal"/>
    </style:style>
    <style:style style:name="T20" style:family="text">
      <style:text-properties fo:font-variant="normal" fo:text-transform="none" style:font-name="Times New Roman1" fo:font-size="10.5pt" fo:font-style="normal" fo:font-weight="normal" style:font-size-asian="11pt" style:font-name-complex="Times New Roman1" style:font-size-complex="11pt"/>
    </style:style>
    <style:style style:name="T21" style:family="text">
      <style:text-properties fo:font-variant="normal" fo:text-transform="none" style:font-name="Times New Roman1" fo:font-style="normal" fo:font-weight="normal"/>
    </style:style>
    <style:style style:name="T22" style:family="text">
      <style:text-properties fo:font-variant="normal" fo:text-transform="none" style:font-name="Times New Roman1" fo:font-style="normal" fo:font-weight="normal" style:font-name-complex="Times New Roman1"/>
    </style:style>
    <style:style style:name="T23" style:family="text">
      <style:text-properties fo:font-variant="normal" fo:text-transform="none" style:font-name="Times New Roman1" fo:font-size="11pt" fo:font-style="normal" fo:font-weight="normal" style:font-size-asian="11pt" style:font-name-complex="Times New Roman1" style:font-size-complex="11pt"/>
    </style:style>
    <style:style style:name="T24" style:family="text">
      <style:text-properties fo:font-variant="normal" fo:text-transform="none" style:font-name="Times New Roman1" fo:font-size="11pt" fo:font-style="normal" fo:font-weight="normal" style:font-size-asian="11pt" style:font-size-complex="11pt"/>
    </style:style>
    <style:style style:name="T25" style:family="text">
      <style:text-properties fo:font-variant="normal" fo:text-transform="none" style:font-name="Times New Roman1" fo:font-size="11pt" fo:font-style="normal" fo:font-weight="normal" style:font-size-asian="11pt" style:font-style-asian="normal" style:font-name-complex="Times New Roman1" style:font-size-complex="11pt" style:font-style-complex="normal"/>
    </style:style>
    <style:style style:name="T26" style:family="text">
      <style:text-properties fo:font-variant="normal" fo:text-transform="none" style:font-name="Times New Roman1" fo:font-size="11pt" fo:font-style="normal" fo:font-weight="normal" style:font-size-asian="11pt" style:font-style-asian="normal" style:font-size-complex="11pt" style:font-style-complex="normal"/>
    </style:style>
    <style:style style:name="T27" style:family="text">
      <style:text-properties fo:font-variant="normal" fo:text-transform="none" style:font-name="Times New Roman1" fo:font-size="11pt" fo:font-weight="normal" style:font-size-asian="11pt" style:font-name-complex="Times New Roman1" style:font-size-complex="11pt"/>
    </style:style>
    <style:style style:name="T28" style:family="text">
      <style:text-properties fo:font-variant="normal" fo:text-transform="none" style:font-name="Times New Roman1" fo:font-size="11pt" fo:font-weight="normal" style:font-size-asian="11pt" style:font-size-complex="11pt"/>
    </style:style>
    <style:style style:name="T29" style:family="text">
      <style:text-properties fo:font-variant="normal" fo:text-transform="none" style:font-name="Times New Roman1" fo:font-size="11pt" fo:font-style="italic" fo:font-weight="normal" style:font-size-asian="11pt" style:font-style-asian="italic" style:font-name-complex="Times New Roman1" style:font-size-complex="11pt" style:font-style-complex="italic"/>
    </style:style>
    <style:style style:name="T30" style:family="text">
      <style:text-properties fo:font-variant="normal" fo:text-transform="none" style:font-name="Times New Roman1" fo:font-size="11pt" fo:font-style="italic" fo:font-weight="normal" style:font-size-asian="11pt" style:font-style-asian="italic" style:font-size-complex="11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ispõe a Lei de Execução Penal, em seu art. 112, os requisitos objetivos e subjetivo para progressão de regime.</text:p>
      <text:p text:style-name="P1"/>
      <text:p text:style-name="P1">***<text:bookmark text:name="__DdeLink__110_2580986454"/>Pelos mesmos motivos, ausentes os requisitos do artigo 83, inciso III, do CP, nego o livramento condicional.</text:p>
      <text:p text:style-name="P1"/>
      <text:p text:style-name="P2"><text:span text:style-name="Fonte_20_parág._20_padrão"><text:span text:style-name="T1">Registro ainda que o apenado já cumpriu </text:span></text:span><text:span text:style-name="Fonte_20_parág._20_padrão"><text:span text:style-name="T7">80% </text:span></text:span><text:span text:style-name="Fonte_20_parág._20_padrão"><text:span text:style-name="T1">de sua pena, devendo, no caso em concreto, ser considerando as características da falta grave e montante de pena a cumprir para avaliar o período de reabilitação do apenado.</text:span></text:span></text:p>
      <text:p text:style-name="P1"/>
      <text:p text:style-name="P3"/>
      <text:p text:style-name="P4"><text:span text:style-name="Fonte_20_parág._20_padrão"><text:span text:style-name="T8">Anoto que o apenado, custodiado no Complexo Penal Dr. João Chaves - CPJC, </text:span></text:span><text:span text:style-name="Fonte_20_parág._20_padrão"><text:span text:style-name="T10">não tem em seu desfavor outro processo criminal em andamento, mandado de prisão aguardando cumprimento ou prisão preventiva decretada</text:span></text:span><text:span text:style-name="Fonte_20_parág._20_padrão"><text:span text:style-name="T8">, conforme informações do Sistema de Automação da Justiça - SAJ, SEEU, PJe e BNMP nesta data.</text:span></text:span></text:p>
      <text:p text:style-name="P15"><text:span text:style-name="Fonte_20_parág._20_padrão"><text:span text:style-name="T13"><text:tab/>**Anoto que o apenado, custodiado no Complexo Penal Dr. João Chaves - CPJC, tem em seu desfavor as ações penais nºs *., </text:span></text:span><text:span text:style-name="Fonte_20_parág._20_padrão"><text:span text:style-name="T14">sem mandado de prisão aguardando cumprimento ou prisão preventiva decretada</text:span></text:span><text:span text:style-name="Fonte_20_parág._20_padrão"><text:span text:style-name="T13">, conforme informações do Sistema de Automação da Justiça - SAJ, SEEU, PJe e BNMP nesta data. </text:span></text:span></text:p>
      <text:p text:style-name="P4"><text:bookmark text:name="__DdeLink__331_1758348169"/><text:span text:style-name="Fonte_20_parág._20_padrão"><text:span text:style-name="T8">na Penitenciária Estadual de Alcaçuz</text:span></text:span></text:p>
      <text:p text:style-name="P4"><text:span text:style-name="Fonte_20_parág._20_padrão"><text:span text:style-name="T8">na Penitenciária Estadual Rogério Coutinho Madruga</text:span></text:span></text:p>
      <text:p text:style-name="P4"><text:span text:style-name="Fonte_20_parág._20_padrão"><text:span text:style-name="T8">na Penitenciária Estadual de Parnamirim</text:span></text:span></text:p>
      <text:p text:style-name="P5"><text:span text:style-name="Fonte_20_parág._20_padrão"><text:span text:style-name="T8">na Cadeia Pública de Ceará-Mirim</text:span></text:span></text:p>
      <text:p text:style-name="P6">na Cadeia Pública de Natal</text:p>
      <text:p text:style-name="P11"><text:span text:style-name="Fonte_20_parág._20_padrão"><text:span text:style-name="T6">Tratando-se de apenado com aparente periculosidade, evidenciada pelo seu histórico criminal, onde constam ** condenações e ** ações penais ainda em andamento, *inclusive por crime hediondo ou equiparado, *além de registrar fugas durante a execução da pena*, entendo necessário, para decidir acerca da progressão de regime, a realização de exame criminológico.</text:span></text:span></text:p>
      <text:p text:style-name="P12"><text:span text:style-name="Fonte_20_parág._20_padrão"><text:span text:style-name="T2"><text:s/></text:span></text:span></text:p>
      <text:p text:style-name="P13"><text:span text:style-name="Fonte_20_parág._20_padrão"><text:span text:style-name="T2">Vistos etc.</text:span></text:span></text:p>
      <text:p text:style-name="P7"><text:span text:style-name="Fonte_20_parág._20_padrão"><text:span text:style-name="T2">O SEEU identificou o apenado como tendo atingido o requisito objetivo para progressão de regime.</text:span></text:span></text:p>
      <text:p text:style-name="P7"><text:span text:style-name="Fonte_20_parág._20_padrão"><text:span text:style-name="T2">Interveio o Ministério Público opinando contrariamente.</text:span></text:span></text:p>
      <text:p text:style-name="P12"><text:span text:style-name="Fonte_20_parág._20_padrão"><text:span text:style-name="T1"><text:tab/>****Interveio o Ministério Público, opinando pelo indeferimento da progressão de regime, face a ausência de requisito subjetivo (evento ).</text:span></text:span></text:p>
      <text:p text:style-name="P8">***Intimada, a Defesa pugnou pela progressão de regime (evento ).</text:p>
      <text:p text:style-name="P7"><text:span text:style-name="Fonte_20_parág._20_padrão"><text:span text:style-name="T2">***Intimada, a Defesa não se manifestou <text:s/>(evento ).</text:span></text:span></text:p>
      <text:p text:style-name="P7"><text:soft-page-break/></text:p>
      <text:p text:style-name="P7"><text:span text:style-name="Fonte_20_parág._20_padrão"><text:span text:style-name="T2">É o relatório.</text:span></text:span></text:p>
      <text:p text:style-name="P10">Dispõe a Lei de Execução Penal, em seu art. 112, os requisitos objetivos e subjetivo para progressão de regime.</text:p>
      <text:p text:style-name="P7"><text:span text:style-name="Fonte_20_parág._20_padrão"><text:span text:style-name="T2">Sobre o assunto, oportuno lembrar a tradicional lição do Prof. Júlio Fabbrini Mirabete: "Tendo em vista a finalidade da pena, de integração ou reinserção social, o processo de execução deve ser dinâmico, sujeito a mutações ditadas pela resposta do condenado ao tratamento penitenciário.  Assim, ao dirigir a execução para a forma progressiva, estabelece o artigo 112 (da L.E.P) a progressão, ou seja, a transferência do condenado de regime mais rigoroso a outro menos rigoroso quando demonstra condições de adaptação ao mais suave. (...) Para que se processe a progressão exige a lei, em primeiro lugar, dois requisitos materiais; um de caráter objetivo, que é o cumprimento de um sexto da pena no regime anterior, e um de caráter subjetivo, que se refere ao mérito do condenado indicando a oportunidade da transferência" (</text:span></text:span><text:span text:style-name="Emphasis"><text:span text:style-name="T3">in</text:span></text:span><text:span text:style-name="Fonte_20_parág._20_padrão"><text:span text:style-name="T2"> Execução Penal. São Paulo : Atlas, 5ª ed., 1992, p.283/283).</text:span></text:span></text:p>
      <text:p text:style-name="P7"><text:span text:style-name="Fonte_20_parág._20_padrão"><text:span text:style-name="T2">Aqui, atende o apenado ao requisito objetivo.</text:span></text:span></text:p>
      <text:p text:style-name="P7"><text:span text:style-name="Fonte_20_parág._20_padrão"><text:span text:style-name="T2">Quanto ao subjetivo, porém, diversa é a situação.</text:span></text:span></text:p>
      <text:p text:style-name="P7"><text:span text:style-name="Fonte_20_parág._20_padrão"><text:span text:style-name="T2">Já dispunha a Exposição de Motivos da Lei de Execução Penal que "a progressão deve ser uma conquista do condenado pelo seu mérito".</text:span></text:span></text:p>
      <text:p text:style-name="P7"><text:span text:style-name="Fonte_20_parág._20_padrão"><text:span text:style-name="T2">E, como lembrava o já referido Prof. Mirabete: "...a aferição do mérito se refere à conduta global do preso e dela faz parte um acréscimo na confiança depositada no mesmo e a possibilidade de atribuição de maiores responsabilidades para o regime de mais liberdade. O condenado deve ser avaliado, aliás, em função do regime para o qual pretende progredir; terá que ser examinado tendo em vista as regalias de que irá gozar no regime progressivo seguinte. Não deve ser concedida a progressão quando se verificar que o apenado não apresenta condições para se ajustar ao novo regime".</text:span></text:span></text:p>
      <text:p text:style-name="P7"><text:span text:style-name="Fonte_20_parág._20_padrão"><text:span text:style-name="T2">*****No caso, verifica-se que o apenado registra </text:span></text:span><text:span text:style-name="Fonte_20_parág._20_padrão"><text:span text:style-name="T11">duas fugas</text:span></text:span><text:span text:style-name="Fonte_20_parág._20_padrão"><text:span text:style-name="T2"> durante o cumprimento da pena, notadamente quando progrediu em outras oportunidades, indicando sua não adaptação ao regime menos rigoroso.</text:span></text:span></text:p>
      <text:p text:style-name="P7"><text:span text:style-name="Fonte_20_parág._20_padrão"><text:span text:style-name="T2">*****Além disso, consta que, quando progrediu em outras oportunidades, além de fugir, praticou</text:span></text:span><text:span text:style-name="Fonte_20_parág._20_padrão"><text:span text:style-name="T11"> dois novos crimes</text:span></text:span><text:span text:style-name="Fonte_20_parág._20_padrão"><text:span text:style-name="T2">, ambos com penas já somadas a esta execução.</text:span></text:span></text:p>
      <text:p text:style-name="P8">**** No caso, verifica-se que o apenado, em sua última progressão de regime, empreendeu fuga no mesmo dia em que foi transferido para o regime semiaberto, conforme se depreende dos ofícios de evento 18 e 34, denotando assim a sua não adaptação ao regime menos rigoroso.</text:p>
      <text:p text:style-name="P9">***Além disso, as duas penas aqui executadas tratam de crimes cometidos com violência ou grave ameaça à pessoa, somando mais de 19 anos de reclusão, situação que leva a presunção de periculosidade.</text:p>
      <text:p text:style-name="P8">******No caso, trata-se de apenado com evidente habitualidade criminosa, uma vez que constam cinco condenações e quatro ações penais ainda em andamento.</text:p>
      <text:p text:style-name="P7"><text:span text:style-name="Fonte_20_parág._20_padrão"><text:span text:style-name="T8">******No caso, trata-se de apenado com evidente periculosidade, uma vez que constam quatro condenações (que somam mais de 20 anos de pena) e uma ação penal ainda em andamento, quatro delas por crime cometido com violência ou grave ameaça à pessoa, inclusive um homicídio.</text:span></text:span></text:p>
      <text:p text:style-name="P9">****Ademais, registro ainda que o apenado cumpre pena por quatro crimes cometidos no breve período de cinco anos, o que leva a presunção de comportamento reinterante na prática delitiva.</text:p>
      <text:p text:style-name="P8"/>
      <text:p text:style-name="P7"><text:soft-page-break/></text:p>
      <text:p text:style-name="P7"><text:span text:style-name="Fonte_20_parág._20_padrão"><text:span text:style-name="T2">*No caso, verifica-se que o(a) apenado(a) foi flagranteado por novo crime, tendo inclusive prisão preventiva decretada.</text:span></text:span></text:p>
      <text:p text:style-name="P7"><text:span text:style-name="Fonte_20_parág._20_padrão"><text:span text:style-name="T2">*No caso, verifica-se que existe prisão preventiva decretada face ao apenado, em outra ação penal a que responde, situação que leva a presunção de periculosidade.</text:span></text:span></text:p>
      <text:p text:style-name="P7"><text:span text:style-name="Fonte_20_parág._20_padrão"><text:span text:style-name="T2">Ora, a progressão depende da adaptação provável do apenado ao regime menos severo, o que se obtém de detalhes registrados no decorrer da execução penal, não se podendo correr tal consciente risco quando os autos ampara decisão contrária.</text:span></text:span></text:p>
      <text:p text:style-name="P7"><text:span text:style-name="Fonte_20_parág._20_padrão"><text:span text:style-name="T2">**</text:span></text:span></text:p>
      <text:p text:style-name="P7"><text:span text:style-name="Fonte_20_parág._20_padrão"><text:span text:style-name="T2">*No caso, verifica-se que o(a) apenado(a), cumprindo pena em regime semiaberto vem constantemente se ausentando do pernoite no estabelecimento prisional,  o que ocorreu por  *** vezes nos últimos meses, sendo punido por tal falta disciplinar média.</text:span></text:span></text:p>
      <text:p text:style-name="P7"><text:span text:style-name="Fonte_20_parág._20_padrão"><text:span text:style-name="T2">*No caso, verifica-se que o(a) apenado(a), cumprindo pena em regime semiaberto em prisão domiciliar, com monitoração eletrônica, descumpriu ** vezes as regras do benefício, sendo punido disciplinarmente,.</text:span></text:span></text:p>
      <text:p text:style-name="P7"><text:span text:style-name="Fonte_20_parág._20_padrão"><text:span text:style-name="T2">* No caso, verifica-se que o apenado registra XXX fugas durante o cumprimento da pena, sendo a última em XXX, com recaptura apenas em XXX, ou seja, há menos de um ano, denotando assim a sua não adaptação ao regime menos rigoroso.</text:span></text:span></text:p>
      <text:p text:style-name="P7"><text:span text:style-name="Fonte_20_parág._20_padrão"><text:span text:style-name="T2">Ora, a progressão depende da adaptação provável do apenado ao regime menos severo, sendo de anotar que na execução criminal prevalece o princípio do </text:span></text:span><text:span text:style-name="Emphasis"><text:span text:style-name="T3">in dubio</text:span></text:span><text:span text:style-name="Fonte_20_parág._20_padrão"><text:span text:style-name="T2"> pro societate.</text:span></text:span></text:p>
      <text:p text:style-name="P7"><text:span text:style-name="Fonte_20_parág._20_padrão"><text:span text:style-name="T2">Aqui, os autos demonstram claramente características de apenado não adequadas a alguém que está para ser beneficiado com a semiliberdade, já que não cumpre corretamente a pena (o cumprimento fiel da sentença, aliás, é primeiro dos deveres do apenado, conforme dispõe o art. 39, I, da Lei 7.210/84).</text:span></text:span></text:p>
      <text:p text:style-name="P7"><text:span text:style-name="Fonte_20_parág._20_padrão"><text:span text:style-name="T2">Enfim, a progressão depende da adaptação provável do apenado ao regime menos severo, o que se obtém de detalhes registrados no decorrer da execução penal, não se podendo correr tal consciente risco quando os autos amparam decisão contrária.</text:span></text:span></text:p>
      <text:p text:style-name="P7"><text:span text:style-name="Strong_20_Emphasis"><text:span text:style-name="T12">ATENÇÃO: SÓ DEIXE NA MINUTA A JURISPRUDÊNCIA QUE SE ADEQUA AO FATO QUE ESTÁ SENDO EXAMINADO.</text:span></text:span></text:p>
      <text:p text:style-name="P7"><text:span text:style-name="Fonte_20_parág._20_padrão"><text:span text:style-name="T2">Neste sentido:</text:span></text:span></text:p>
      <text:p text:style-name="P14"><text:span text:style-name="Fonte_20_parág._20_padrão"><text:span text:style-name="T2">AGRAVO REGIMENTAL EM HABEAS CORPUS. DECISÃO MANTIDA POR SEUS PRÓPRIOS FUNDAMENTOS. EXECUÇÃO PENAL. PROGRESSÃO. AUSÊNCIA DO REQUISITO SUBJETIVO. PRISÃO EM FLAGRANTE NO LIVRAMENTO CONDICIONAL. INEXISTÊNCIA DE MANIFESTO CONSTRANGIMENTO ILEGAL 1. Não há como abrigar agravo regimental que não logra desconstituir os fundamentos da decisão atacada. 2. </text:span></text:span><text:span text:style-name="Fonte_20_parág._20_padrão"><text:span text:style-name="T4">Esta Corte Superior pacificou o entendimento segundo o qual, ainda que haja atestado de boa conduta carcerária, a análise desfavorável do mérito do condenado feita pelo Juízo das execuções, com base nas peculiaridades do caso concreto e levando em consideração fatos ocorridos durante a execução penal, justifica o indeferimento do pleito de progressão de regime prisional pelo inadimplemento do requisito subjetivo</text:span></text:span><text:span text:style-name="Fonte_20_parág._20_padrão"><text:span text:style-name="T2"> (HC n. 468.765/RS, Ministro Joel Ilan Paciornik, Quinta Turma, DJe 18/12/2018). 3. O Tribunal local considerou não atendido o requisito subjetivo para o ora agravante progredir, diante da prisão em flagrante pelo crime de receptação, perpetrado quando se encontrava em livramento condicional em 12/11/2016. 4. </text:span></text:span><text:soft-page-break/><text:span text:style-name="Fonte_20_parág._20_padrão"><text:span text:style-name="T2">Agravo regimental improvido. (AgRg no HC 498.061/SP, Rel. Ministro SEBASTIÃO REIS JÚNIOR, SEXTA TURMA, julgado em 06/06/2019, DJe 18/06/2019) -grifei.</text:span></text:span></text:p>
      <text:p text:style-name="P14"><text:span text:style-name="Fonte_20_parág._20_padrão"><text:span text:style-name="T2">AGRAVO REGIMENTAL NO HABEAS CORPUS. EXECUÇÃO PENAL. PROGRESSÃO DE REGIME. INDEFERIMENTO. FUNDAMENTAÇÃO CONCRETA. FALTA DE REQUISITO SUBJETIVO. FALTAS GRAVES (EVASÃO E PRÁTICA DE DOIS FATOS DEFINIDOS COMO CRIMES DOLOSOS). AGRAVO REGIMENTAL DESPROVIDO. 1. Não há limite temporal estabelecido na Lei de Execução Penal para o preenchimento do requisito subjetivo para progressão de regime, devendo ser considerado todo o período de execução da pena, a fim de se aferir o mérito do apenado, ainda que haja atestado de boa conduta carcerária. Precedentes do STJ. 2. "O período de reabilitação das faltas, previsto nos códigos penitenciários de cada unidade federativa, não pode ser adotado como referência para ignorar o comportamento do reeducando, sob pena de transformar o Juiz da Execução em mero chancelador de documentos emitidos pela unidade prisional" (AgRg no HC 477.887/SP, Rel. Ministro ROGERIO SCHIETTI CRUZ, SEXTA TURMA, julgado em 12/03/2019, DJe 25/03/2019). 3. Sem embargo, tem-se que a gravidade abstrata dos crimes objeto da execução penal, a longa pena a cumprir e faltas graves muito antigas, isoladamente, não constituem fundamentos idôneos para indeferir o benefício. 4. </text:span></text:span><text:span text:style-name="Fonte_20_parág._20_padrão"><text:span text:style-name="T4">Na hipótese em apreço, conforme decidido monocraticamente, o indeferimento da progressão de regime é válido, pois amparado na prática de faltas disciplinares de natureza grave - abandono do cumprimento de regime semiaberto anteriormente concedido (evasão) e prática de dois fatos definidos como crimes dolosos (roubos majorados) - ocorridas no curso da execução que se pretende a concessão do benefício</text:span></text:span><text:span text:style-name="Fonte_20_parág._20_padrão"><text:span text:style-name="T2">. 5. Agravo regimental desprovido. (AgRg no HC 494.742/SP, Rel. Ministra LAURITA VAZ, SEXTA TURMA, julgado em 04/06/2019, DJe 14/06/2019).</text:span></text:span></text:p>
      <text:p text:style-name="P14"><text:span text:style-name="Fonte_20_parág._20_padrão"><text:span text:style-name="T2">AGRAVO REGIMENTAL NO HABEAS CORPUS. EXECUÇÃO PENAL. PROGRESSÃO DE REGIME. REQUISITO SUBJETIVO. AUSÊNCIA. FATOS NOVOS. HISTÓRICO PRISIONAL DESFAVORÁVEL. HABITUALIDADE DELITIVA. FUNDAMENTAÇÃO CONCRETA. AGRAVO IMPROVIDO. 1. A jurisprudência desta Corte considera que a existência de falta grave constitui óbice para a progressão de regime por ausência do requisito subjetivo. 2. Configura-se legítimo o indeferimento da progressão prisional, baseado em fundamentos concretos, porquanto não preenchido o requisito subjetivo, em decorrência, essencialmente, do histórico conturbado da agravante, que, beneficiada em execução penal anterior, cometeu nova prática delitiva, demonstrando, assim, a sua habitualidade em ilícitos penais.3. Agravo regimental improvido. (AgRg no HC 566.791/SP, Rel. Ministro NEFI CORDEIRO, SEXTA TURMA, julgado em 09/06/2020, DJe 16/06/2020).</text:span></text:span></text:p>
      <text:p text:style-name="P7"><text:span text:style-name="Fonte_20_parág._20_padrão"><text:span text:style-name="T2">Repito: não se pode causar à sociedade consciente risco, quando a não adaptabilidade do apenado a regime menos gravoso se apresenta manifesta.</text:span></text:span></text:p>
      <text:p text:style-name="P7"><text:span text:style-name="Fonte_20_parág._20_padrão"><text:span text:style-name="T2">*</text:span></text:span></text:p>
      <text:p text:style-name="P7"><text:span text:style-name="Fonte_20_parág._20_padrão"><text:span text:style-name="T2">Isto posto, por</text:span></text:span><text:span text:style-name="Strong_20_Emphasis"><text:span text:style-name="T5"> ausência do requisito subjetivo</text:span></text:span><text:span text:style-name="Fonte_20_parág._20_padrão"><text:span text:style-name="T2">, indefiro a progressão de regime, devendo o apenado continuar a cumprir sua pena no regime</text:span></text:span><text:span text:style-name="Strong_20_Emphasis"><text:span text:style-name="T5"> semiaberto**fechado, </text:span></text:span><text:span text:style-name="Fonte_20_parág._20_padrão"><text:span text:style-name="T2">por mais 90 dias, **quando deverão ser buscadas informações sobre o julgamento do outro processo a que responde o apenado **deverá ser buscado novo ACC.</text:span></text:span></text:p>
      <text:p text:style-name="P8">P..I. Registre-se no SEEU.</text:p>
      <text:p text:style-name="P8"/>
      <text:p text:style-name="P8"/>
      <text:p text:style-name="P9"><text:soft-page-break/></text:p>
      <text:p text:style-name="P7"><text:span text:style-name="Fonte_20_parág._20_padrão"><text:span text:style-name="T1">Ademais, há, ainda a cumprir cerca de oito anos de pena, o que também indica que, em liberdade, dado o seu histórico no cumprimento da pena, a possibilidade de reiteração em fugas e novos crimes é alta.</text:span></text:span></text:p>
      <text:p text:style-name="P7"><text:span text:style-name="Fonte_20_parág._20_padrão"><text:span text:style-name="T1"/></text:span></text:p>
      <text:p text:style-name="P7"><text:span text:style-name="Fonte_20_parág._20_padrão"><text:span text:style-name="T1"/></text:span></text:p>
      <text:p text:style-name="P7"><text:span text:style-name="Fonte_20_parág._20_padrão"><text:span text:style-name="T1"/></text:span></text:p>
      <text:p text:style-name="P7"><text:span text:style-name="Fonte_20_parág._20_padrão"><text:span text:style-name="T1"/></text:span></text:p>
      <text:p text:style-name="P7"><text:span text:style-name="Fonte_20_parág._20_padrão"><text:span text:style-name="T1"/></text:span></text:p>
      <text:p text:style-name="P7"><text:span text:style-name="Fonte_20_parág._20_padrão"><text:span text:style-name="T1"/></text:span></text:p>
      <text:p text:style-name="P7"><text:span text:style-name="Fonte_20_parág._20_padrão"><text:span text:style-name="T1"/></text:span></text:p>
      <text:p text:style-name="P7"><text:span text:style-name="Fonte_20_parág._20_padrão"><text:span text:style-name="T1"/></text:span></text:p>
      <text:p text:style-name="P7"><text:span text:style-name="Fonte_20_parág._20_padrão"><text:span text:style-name="T1"/></text:span></text:p>
      <text:p text:style-name="P7"><text:span text:style-name="Fonte_20_parág._20_padrão"><text:span text:style-name="T1"/></text:span></text:p>
      <text:p text:style-name="P7"><text:span text:style-name="Emphasis"><text:span text:style-name="T25"/></text:span></text:p>
      <text:p text:style-name="P7"><text:span text:style-name="Fonte_20_parág._20_padrão"><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2" svg:font-family="'Times New Roman', Times, serif"/>
    <style:font-face style:name="Times New Roman" svg:font-family="'Times New Roman', serif"/>
    <style:font-face style:name="Liberation Serif" svg:font-family="'Liberation Serif'" style:font-family-generic="roman" style:font-pitch="variable"/>
    <style:font-face style:name="Mangal" svg:font-family="Mangal"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Normal_20__28_Web_29_" style:display-name="Normal (Web)" style:family="paragraph" style:parent-style-name="Standard">
      <style:paragraph-properties fo:margin-top="0.494cm" fo:margin-bottom="0.494cm" loext:contextual-spacing="false" fo:hyphenation-ladder-count="no-limit"/>
      <style:text-properties style:font-name="Times New Roman1" fo:font-family="'Times New Roman'" style:font-family-generic="roman" style:font-pitch="variable" style:font-name-asian="Times New Roman1" style:font-family-asian="'Times New Roman'" style:font-family-generic-asian="roman" style:font-pitch-asian="variable" style:language-asian="pt" style:country-asian="BR" style:font-name-complex="Times New Roman1" style:font-family-complex="'Times New Roman'" style:font-family-generic-complex="roman" style:font-pitch-complex="variable" fo:hyphenate="false"/>
    </style:style>
    <style:style style:name="Fonte_20_parág._20_padrão" style:display-name="Fonte parág. padrão"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Windows_X86_64 LibreOffice_project/e80a0e0fd1875e1696614d24c32df0f95f03deb2</meta:generator>
    <meta:creation-date>2022-01-22T09:38:00Z</meta:creation-date>
    <dc:date>2022-04-23T08:10:48.844000000</dc:date>
    <meta:editing-cycles>16</meta:editing-cycles>
    <meta:editing-duration>PT18H52M10S</meta:editing-duration>
    <meta:document-statistic meta:table-count="0" meta:image-count="0" meta:object-count="0" meta:page-count="5" meta:paragraph-count="52" meta:word-count="1796" meta:character-count="11749" meta:non-whitespace-character-count="9996"/>
    <meta:template xlink:type="simple" xlink:actuate="onRequest" xlink:title="" xlink:href="Normal.dotm"/>
  </office:meta>
</office:document-meta>
</file>